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457cm" fo:margin-left="2.551cm" table:align="left"/>
    </style:style>
    <style:style style:name="Table1.A" style:family="table-column">
      <style:table-column-properties style:column-width="2.604cm"/>
    </style:style>
    <style:style style:name="Table1.B" style:family="table-column">
      <style:table-column-properties style:column-width="11.85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list-style-name="L1">
      <style:text-properties style:font-name="Liberation Mono" fo:font-weight="normal" officeooo:rsid="00184d82" officeooo:paragraph-rsid="000c3f59" style:font-weight-asian="normal" style:font-weight-complex="normal"/>
    </style:style>
    <style:style style:name="P2" style:family="paragraph" style:parent-style-name="Standard">
      <style:text-properties style:font-name="Liberation Mono" fo:font-weight="normal" officeooo:rsid="00184d82" officeooo:paragraph-rsid="000c3f59" style:font-weight-asian="normal" style:font-weight-complex="normal"/>
    </style:style>
    <style:style style:name="P3" style:family="paragraph" style:parent-style-name="Standard" style:list-style-name="L9">
      <style:text-properties style:font-name="Liberation Mono" fo:font-weight="normal" officeooo:rsid="00184d82" officeooo:paragraph-rsid="000c3f59" style:font-weight-asian="normal" style:font-weight-complex="normal"/>
    </style:style>
    <style:style style:name="P4" style:family="paragraph" style:parent-style-name="Standard" style:list-style-name="L11">
      <style:text-properties style:font-name="Liberation Mono" fo:font-weight="normal" officeooo:rsid="00184d82" officeooo:paragraph-rsid="00168ff6" style:font-weight-asian="normal" style:font-weight-complex="normal"/>
    </style:style>
    <style:style style:name="P5" style:family="paragraph" style:parent-style-name="Standard" style:list-style-name="L6">
      <style:text-properties style:font-name="Liberation Mono" fo:font-weight="normal" officeooo:rsid="000ef8ba" officeooo:paragraph-rsid="000ef8ba" style:font-weight-asian="normal" style:font-weight-complex="normal"/>
    </style:style>
    <style:style style:name="P6" style:family="paragraph" style:parent-style-name="Standard" style:list-style-name="L1">
      <style:text-properties style:font-name="Liberation Mono" fo:font-weight="normal" officeooo:rsid="000ef8ba" officeooo:paragraph-rsid="000ef8ba" style:font-weight-asian="normal" style:font-weight-complex="normal"/>
    </style:style>
    <style:style style:name="P7" style:family="paragraph" style:parent-style-name="Standard" style:list-style-name="L9">
      <style:text-properties style:font-name="Liberation Mono" fo:font-weight="normal" officeooo:rsid="000ff872" officeooo:paragraph-rsid="000ff872" style:font-weight-asian="normal" style:font-weight-complex="normal"/>
    </style:style>
    <style:style style:name="P8" style:family="paragraph" style:parent-style-name="Standard" style:list-style-name="L4">
      <style:text-properties style:font-name="Liberation Mono" fo:font-weight="normal" officeooo:rsid="000ff872" officeooo:paragraph-rsid="000ff872" style:font-weight-asian="normal" style:font-weight-complex="normal"/>
    </style:style>
    <style:style style:name="P9" style:family="paragraph" style:parent-style-name="Standard" style:list-style-name="L1">
      <style:text-properties style:font-name="Liberation Mono" fo:font-weight="normal" officeooo:rsid="000ff872" officeooo:paragraph-rsid="000ff872" style:font-weight-asian="normal" style:font-weight-complex="normal"/>
    </style:style>
    <style:style style:name="P10" style:family="paragraph" style:parent-style-name="Standard" style:list-style-name="L1">
      <style:text-properties style:font-name="Liberation Mono" fo:font-weight="normal" officeooo:rsid="00109f51" officeooo:paragraph-rsid="00109f51" style:font-weight-asian="normal" style:font-weight-complex="normal"/>
    </style:style>
    <style:style style:name="P11" style:family="paragraph" style:parent-style-name="Standard" style:list-style-name="L1">
      <style:text-properties style:font-name="Liberation Mono" fo:font-weight="normal" officeooo:rsid="0012199d" officeooo:paragraph-rsid="0012199d" style:font-weight-asian="normal" style:font-weight-complex="normal"/>
    </style:style>
    <style:style style:name="P12" style:family="paragraph" style:parent-style-name="Standard" style:list-style-name="L10">
      <style:text-properties style:font-name="Liberation Mono" fo:font-weight="normal" officeooo:rsid="0012199d" officeooo:paragraph-rsid="0012199d" style:font-weight-asian="normal" style:font-weight-complex="normal"/>
    </style:style>
    <style:style style:name="P13" style:family="paragraph" style:parent-style-name="Standard">
      <style:text-properties style:font-name="Liberation Mono" fo:font-weight="normal" officeooo:rsid="0012199d" officeooo:paragraph-rsid="0012199d" style:font-weight-asian="normal" style:font-weight-complex="normal"/>
    </style:style>
    <style:style style:name="P14" style:family="paragraph" style:parent-style-name="Standard" style:list-style-name="L10">
      <style:text-properties style:font-name="Liberation Mono" fo:font-weight="normal" officeooo:rsid="00137f46" officeooo:paragraph-rsid="00137f46" style:font-weight-asian="normal" style:font-weight-complex="normal"/>
    </style:style>
    <style:style style:name="P15" style:family="paragraph" style:parent-style-name="Standard">
      <style:text-properties style:font-name="Liberation Mono" fo:font-weight="normal" officeooo:rsid="00137f46" officeooo:paragraph-rsid="00168ff6" style:font-weight-asian="normal" style:font-weight-complex="normal"/>
    </style:style>
    <style:style style:name="P16" style:family="paragraph" style:parent-style-name="Standard" style:list-style-name="L7">
      <style:text-properties style:font-name="Liberation Mono" fo:font-weight="normal" officeooo:rsid="00168ff6" officeooo:paragraph-rsid="00168ff6" style:font-weight-asian="normal" style:font-weight-complex="normal"/>
    </style:style>
    <style:style style:name="P17" style:family="paragraph" style:parent-style-name="Standard" style:list-style-name="L9">
      <style:text-properties style:font-name="Liberation Mono" fo:font-weight="normal" officeooo:rsid="00168ff6" officeooo:paragraph-rsid="00168ff6" style:font-weight-asian="normal" style:font-weight-complex="normal"/>
    </style:style>
    <style:style style:name="P18" style:family="paragraph" style:parent-style-name="Standard" style:list-style-name="L1">
      <style:text-properties style:font-name="Liberation Mono" fo:font-weight="bold" officeooo:rsid="00184d82" officeooo:paragraph-rsid="000c3f59" style:font-weight-asian="bold" style:font-weight-complex="bold"/>
    </style:style>
    <style:style style:name="P19" style:family="paragraph" style:parent-style-name="Standard">
      <style:text-properties style:font-name="Liberation Mono" fo:font-weight="bold" officeooo:rsid="00184d82" officeooo:paragraph-rsid="000c3f59" style:font-weight-asian="bold" style:font-weight-complex="bold"/>
    </style:style>
    <style:style style:name="P20" style:family="paragraph" style:parent-style-name="Standard">
      <style:text-properties style:font-name="Liberation Mono" fo:font-weight="bold" officeooo:rsid="000ff872" officeooo:paragraph-rsid="000ff872" style:font-weight-asian="bold" style:font-weight-complex="bold"/>
    </style:style>
    <style:style style:name="P21" style:family="paragraph" style:parent-style-name="Table_20_Contents">
      <style:text-properties style:font-name="Liberation Mono"/>
    </style:style>
    <style:style style:name="P22" style:family="paragraph" style:parent-style-name="Table_20_Contents">
      <style:text-properties style:font-name="Liberation Mono" officeooo:rsid="00137f46" officeooo:paragraph-rsid="00137f46"/>
    </style:style>
    <style:style style:name="P23" style:family="paragraph" style:parent-style-name="Table_20_Contents">
      <style:text-properties style:font-name="Liberation Mono" officeooo:rsid="0015af8e" officeooo:paragraph-rsid="0015af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4d82"/>
    </style:style>
    <style:style style:name="T3" style:family="text">
      <style:text-properties officeooo:rsid="000de2f3"/>
    </style:style>
    <style:style style:name="T4" style:family="text">
      <style:text-properties officeooo:rsid="000ff872"/>
    </style:style>
    <style:style style:name="T5" style:family="text">
      <style:text-properties officeooo:rsid="0012d82c"/>
    </style:style>
    <style:style style:name="T6" style:family="text">
      <style:text-properties officeooo:rsid="00140ef6"/>
    </style:style>
    <style:style style:name="T7" style:family="text">
      <style:text-properties officeooo:rsid="0015af8e"/>
    </style:style>
    <style:style style:name="T8" style:family="text">
      <style:text-properties officeooo:rsid="00168ff6"/>
    </style:style>
    <style:style style:name="T9" style:family="text">
      <style:text-properties officeooo:rsid="001853f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24cm" fo:text-indent="-0.635cm" fo:margin-left="1.52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159cm" fo:text-indent="-0.635cm" fo:margin-left="2.15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KATA <text:span text:style-name="T3">10</text:span>/3/2023</text:p>
      <text:p text:style-name="P19"/>
      <text:p text:style-name="P20">Jeroen’s lesgeven veel orderlijker 👍👍</text:p>
      <text:p text:style-name="P19"/>
      <text:list xml:id="list1564822329" text:style-name="L1">
        <text:list-item>
          <text:p text:style-name="P18">Wat is het doel?</text:p>
        </text:list-item>
      </text:list>
      <text:p text:style-name="P19"/>
      <text:p text:style-name="P19"><text:tab/>Deliverables:</text:p>
      <text:list xml:id="list120325812500345" text:continue-numbering="true" text:style-name="L1">
        <text:list-item>
          <text:list>
            <text:list-item>
              <text:p text:style-name="P1">Documentatie van analyses en experimenten</text:p>
            </text:list-item>
            <text:list-item>
              <text:p text:style-name="P1">Documentatie met uitleg van aannames en beslissingen</text:p>
            </text:list-item>
            <text:list-item>
              <text:p text:style-name="P1">Conclusie overzicht van testresultaten en nauwkeurigheid</text:p>
            </text:list-item>
            <text:list-item>
              <text:p text:style-name="P1">Git-history (met duidelijke commit-messages)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5">discord en teams ook bijzetten</text:p>
                </text:list-item>
              </text:list>
            </text:list-item>
          </text:list>
        </text:list-item>
      </text:list>
      <text:list xml:id="list120325131197157" text:continue-list="list120325812500345" text:style-name="L1">
        <text:list-item>
          <text:list>
            <text:list-item>
              <text:p text:style-name="P1">Broncode </text:p>
            </text:list-item>
            <text:list-item>
              <text:p text:style-name="P1">Presentatie powerpoint</text:p>
            </text:list-item>
            <text:list-item>
              <text:p text:style-name="P6">Ethiek</text:p>
            </text:list-item>
          </text:list>
        </text:list-item>
      </text:list>
      <text:p text:style-name="P2"/>
      <text:list xml:id="list120324948749590" text:continue-numbering="true" text:style-name="L1">
        <text:list-item>
          <text:p text:style-name="P18">Waar staan we nu?</text:p>
        </text:list-item>
      </text:list>
      <text:p text:style-name="P19"/>
      <text:p text:style-name="P19"><text:tab/>In progress:</text:p>
      <text:list text:style-name="L4">
        <text:list-item>
          <text:list>
            <text:list-item>
              <text:p text:style-name="P8">documentatie</text:p>
            </text:list-item>
          </text:list>
        </text:list-item>
      </text:list>
      <text:p text:style-name="P2"/>
      <text:p text:style-name="P2"><text:tab/><text:span text:style-name="T1">Done:</text:span></text:p>
      <text:list text:style-name="L7">
        <text:list-item>
          <text:list>
            <text:list-item>
              <text:p text:style-name="P16"/>
            </text:list-item>
          </text:list>
        </text:list-item>
      </text:list>
      <text:p text:style-name="P2"/>
      <text:p text:style-name="P2"><text:tab/><text:span text:style-name="T1">To do:</text:span></text:p>
      <text:list xml:id="list3598023599" text:style-name="L9">
        <text:list-item>
          <text:p text:style-name="P17">SQLite3 connectie <text:s/></text:p>
        </text:list-item>
        <text:list-item>
          <text:p text:style-name="P17">Python<text:span text:style-name="T9">file maken</text:span> die alles automatisch runt niks te plotten maar de csv’s, sql-tables generates</text:p>
        </text:list-item>
        <text:list-item>
          <text:p text:style-name="P7">Deliver common clean and extended dataset csv</text:p>
          <text:list>
            <text:list-item>
              <text:p text:style-name="P3"><text:span text:style-name="T4">cleaned csv met outliers en BMI</text:span></text:p>
            </text:list-item>
            <text:list-item>
              <text:p text:style-name="P7">cleaned csv zonder outliers met BMI<text:span text:style-name="T2"><text:tab/></text:span></text:p>
            </text:list-item>
            <text:list-item>
              <text:p text:style-name="P7">BMI categorien kiezen afh van dendogram en kijken wat het effect is van clustering en non-clustering </text:p>
            </text:list-item>
          </text:list>
        </text:list-item>
      </text:list>
      <text:p text:style-name="P2"/>
      <text:list xml:id="list120324287717307" text:continue-list="list120324948749590" text:style-name="L1">
        <text:list-item>
          <text:p text:style-name="P18">Obstakels </text:p>
          <text:list>
            <text:list-item>
              <text:p text:style-name="P9">Stephan: teveel tijd besteed aan opzetten pipeline ipv zelf naar de data te kijken</text:p>
            </text:list-item>
            <text:list-item>
              <text:p text:style-name="P9">Frank: meer knowledge over libraries scikitlearn methods en stats (basically statistics)</text:p>
            </text:list-item>
            <text:list-item>
              <text:p text:style-name="P9">Hans: Les vs Deadline (planning), voor het project niks opgeschoten</text:p>
            </text:list-item>
            <text:list-item>
              <text:p text:style-name="P9">Deadlines en tijd te weinig om echt goed onderzoek te doen</text:p>
            </text:list-item>
            <text:list-item>
              <text:p text:style-name="P10">Lastig aansluiten intern groep (donderdag vs woensdag)</text:p>
              <text:list>
                <text:list-item>
                  <text:p text:style-name="P11">woensdag repliceren</text:p>
                </text:list-item>
              </text:list>
            </text:list-item>
          </text:list>
        </text:list-item>
      </text:list>
      <text:p text:style-name="P2"/>
      <text:list xml:id="list120325228139804" text:continue-numbering="true" text:style-name="L1">
        <text:list-item>
          <text:p text:style-name="P18">Volgende stap voor maandag 7 maart</text:p>
        </text:list-item>
      </text:list>
      <text:list xml:id="list2051495977" text:style-name="L10">
        <text:list-item>
          <text:list>
            <text:list-item>
              <text:list>
                <text:list-item>
                  <text:p text:style-name="P14">Gezamenlijk cleaned datasets opleveren, keuze om <text:s/><text:span text:style-name="T7">2 </text:span>met feature BMI all erin te hebben <text:span text:style-name="T6">(dit is al onderzocht met positief impact)</text:span></text:p>
                  <text:list>
                    <text:list-item>
                      <text:p text:style-name="P14">cleaned dataset (dropna, object fix, <text:span text:style-name="T7">nog zonder bmi)</text:span></text:p>
                    </text:list-item>
                    <text:list-item>
                      <text:p text:style-name="P14">cleaned dataset (dropna, object fix, <text:span text:style-name="T8">met bmi </text:span>)</text:p>
                    </text:list-item>
                    <text:list-item>
                      <text:p text:style-name="P14">cleaned dataset (<text:span text:style-name="T8">imputed dropna, </text:span>outliers afgekapt, object fix, <text:span text:style-name="T8">met bmi</text:span>)</text:p>
                    </text:list-item>
                  </text:list>
                </text:list-item>
                <text:list-item>
                  <text:p text:style-name="P12"><text:soft-page-break/>data-analyse: raw vs cleaned(drop of impute <text:span text:style-name="T5">met avg</text:span>)vs cleaned and extended with features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Hans</text:p>
          </table:table-cell>
          <table:table-cell table:style-name="Table1.B1" office:value-type="string">
            <text:p text:style-name="P15">cleaned dataset (dropna, object fix, <text:span text:style-name="T7">nog zonder bmi)</text:span></text:p>
            <text:p text:style-name="P15">cleaned dataset (dropna, object fix, <text:span text:style-name="T8">met bmi </text:span>)</text:p>
          </table:table-cell>
        </table:table-row>
        <table:table-row>
          <table:table-cell table:style-name="Table1.A2" office:value-type="string">
            <text:p text:style-name="P22">Stephan</text:p>
          </table:table-cell>
          <table:table-cell table:style-name="Table1.B2" office:value-type="string">
            <text:p text:style-name="P15">cleaned dataset (<text:span text:style-name="T8">imputed dropna, </text:span>outliers afgekapt, object fix)</text:p>
          </table:table-cell>
        </table:table-row>
        <table:table-row>
          <table:table-cell table:style-name="Table1.A2" office:value-type="string">
            <text:p text:style-name="P22">JiYoon</text:p>
          </table:table-cell>
          <table:table-cell table:style-name="Table1.B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2">Frank</text:p>
          </table:table-cell>
          <table:table-cell table:style-name="Table1.B2" office:value-type="string">
            <text:p text:style-name="P23"><text:span text:style-name="T8">SQLite DB request van de nieuwe DB</text:span><text:line-break/>BMI correlatie length massa, keep or drop</text:p>
          </table:table-cell>
        </table:table-row>
      </table:table>
      <text:p text:style-name="P13"/>
      <text:list xml:id="list120324056063634" text:continue-list="list120325228139804" text:style-name="L1">
        <text:list-header>
          <text:p text:style-name="P18"/>
        </text:list-header>
      </text:list>
      <text:list text:style-name="L1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0:11:26.496000000</meta:creation-date>
    <dc:date>2023-03-10T12:03:23.868000000</dc:date>
    <meta:editing-duration>PT1H51M51S</meta:editing-duration>
    <meta:editing-cycles>12</meta:editing-cycles>
    <meta:generator>LibreOffice/7.4.0.3$Windows_X86_64 LibreOffice_project/f85e47c08ddd19c015c0114a68350214f7066f5a</meta:generator>
    <meta:document-statistic meta:table-count="1" meta:image-count="0" meta:object-count="0" meta:page-count="2" meta:paragraph-count="46" meta:word-count="300" meta:character-count="1832" meta:non-whitespace-character-count="1597"/>
  </office:meta>
</office:document-meta>
</file>